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498cm" style:type="center"/>
          <style:tab-stop style:position="18.785cm" style:type="right"/>
        </style:tab-stops>
      </style:paragraph-properties>
      <style:text-properties officeooo:paragraph-rsid="001b92f1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8.865cm" style:type="right"/>
        </style:tab-stops>
      </style:paragraph-properties>
    </style:style>
    <style:style style:name="P3" style:family="paragraph" style:parent-style-name="Text_20_body">
      <style:text-properties officeooo:paragraph-rsid="002313d3"/>
    </style:style>
    <style:style style:name="P4" style:family="paragraph" style:parent-style-name="Text_20_body">
      <style:text-properties officeooo:rsid="002a114e" officeooo:paragraph-rsid="002a114e"/>
    </style:style>
    <style:style style:name="P5" style:family="paragraph" style:parent-style-name="Text_20_body">
      <style:text-properties officeooo:rsid="002c86d9" officeooo:paragraph-rsid="002c86d9"/>
    </style:style>
    <style:style style:name="P6" style:family="paragraph" style:parent-style-name="Text_20_body">
      <style:paragraph-properties fo:text-align="center" style:justify-single-word="false"/>
      <style:text-properties style:font-name="Calibri" fo:font-size="16pt" fo:font-style="italic" fo:font-weight="bold" officeooo:rsid="002c86d9" officeooo:paragraph-rsid="002c86d9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normal" officeooo:rsid="002c86d9" officeooo:paragraph-rsid="002c86d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normal" officeooo:rsid="002dc44d" officeooo:paragraph-rsid="002dc44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bold" officeooo:rsid="002dc44d" officeooo:paragraph-rsid="002dc44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bold" officeooo:rsid="002e4678" officeooo:paragraph-rsid="002e4678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paragraph-rsid="002f452e"/>
    </style:style>
    <style:style style:name="P12" style:family="paragraph" style:parent-style-name="Text_20_body">
      <style:paragraph-properties fo:text-align="center" style:justify-single-word="false" fo:break-before="page"/>
      <style:text-properties style:font-name="Calibri" fo:font-size="20pt" fo:font-weight="bold" officeooo:rsid="002c86d9" officeooo:paragraph-rsid="002c86d9" style:font-size-asian="20pt" style:font-weight-asian="bold" style:font-size-complex="20pt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style:font-name="Calibri" fo:font-size="12pt" fo:font-style="normal" style:text-underline-style="none" fo:font-weight="normal" officeooo:rsid="002dc44d" officeooo:paragraph-rsid="002dc44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style:font-name="Calibri" fo:font-size="12pt" fo:font-style="normal" style:text-underline-style="none" fo:font-weight="normal" officeooo:rsid="002e4678" officeooo:paragraph-rsid="002e467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 style:list-style-name="L1">
      <style:paragraph-properties fo:text-align="start" style:justify-single-word="false"/>
      <style:text-properties style:font-name="Calibri" fo:font-size="12pt" fo:font-style="normal" style:text-underline-style="none" fo:font-weight="normal" officeooo:rsid="0030d8e6" officeooo:paragraph-rsid="0030d8e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bold" officeooo:rsid="0030d8e6" officeooo:paragraph-rsid="0030d8e6" style:font-size-asian="12pt" style:font-weight-asian="bold" style:font-size-complex="12pt" style:font-weight-complex="bold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Calibri" style:text-underline-style="none" officeooo:rsid="0030d8e6" officeooo:paragraph-rsid="0030d8e6"/>
    </style:style>
    <style:style style:name="P18" style:family="paragraph" style:parent-style-name="Text_20_body" style:list-style-name="L2">
      <style:paragraph-properties fo:text-align="start" style:justify-single-word="false"/>
      <style:text-properties style:font-name="Calibri" style:text-underline-style="none" officeooo:rsid="0032bd32" officeooo:paragraph-rsid="0032bd32"/>
    </style:style>
    <style:style style:name="P19" style:family="paragraph" style:parent-style-name="Heading_20_2">
      <style:text-properties officeooo:rsid="002c86d9"/>
    </style:style>
    <style:style style:name="P20" style:family="paragraph" style:parent-style-name="Heading_20_2">
      <style:text-properties officeooo:rsid="002c86d9" officeooo:paragraph-rsid="002c86d9"/>
    </style:style>
    <style:style style:name="P21" style:family="paragraph" style:parent-style-name="Heading_20_2">
      <style:text-properties officeooo:rsid="002313d3"/>
    </style:style>
    <style:style style:name="P22" style:family="paragraph" style:parent-style-name="Heading_20_1">
      <style:text-properties officeooo:paragraph-rsid="001b92f1"/>
    </style:style>
    <style:style style:name="T1" style:family="text">
      <style:text-properties officeooo:rsid="001b859f"/>
    </style:style>
    <style:style style:name="T2" style:family="text">
      <style:text-properties officeooo:rsid="001c3b8f"/>
    </style:style>
    <style:style style:name="T3" style:family="text">
      <style:text-properties officeooo:rsid="001eec2a"/>
    </style:style>
    <style:style style:name="T4" style:family="text">
      <style:text-properties officeooo:rsid="002313d3"/>
    </style:style>
    <style:style style:name="T5" style:family="text">
      <style:text-properties officeooo:rsid="002c86d9"/>
    </style:style>
    <style:style style:name="T6" style:family="text">
      <style:text-properties style:text-underline-style="none"/>
    </style:style>
    <style:style style:name="T7" style:family="text">
      <style:text-properties style:font-name="Calibri"/>
    </style:style>
    <style:style style:name="T8" style:family="text">
      <style:text-properties style:font-name="Calibri" fo:font-size="12pt" fo:font-style="normal" style:text-underline-style="none" fo:font-weight="normal" officeooo:rsid="002f452e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officeooo:rsid="00300d50"/>
    </style:style>
    <style:style style:name="T10" style:family="text">
      <style:text-properties fo:font-weight="bold" style:font-size-asian="12pt" style:font-weight-asian="bold" style:font-weight-complex="bold"/>
    </style:style>
    <style:style style:name="T11" style:family="text">
      <style:text-properties officeooo:rsid="0034b3b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&lt;classe&gt;" text:name="classe"/>
        <text:user-field-decl office:value-type="string" office:string-value="&lt;Nome Cognome&gt;" text:name="nome"/>
        <text:user-field-decl office:value-type="string" office:string-value="&lt;materia&gt;" text:name="materia"/>
        <text:user-field-decl office:value-type="string" office:string-value="&lt;data&gt;" text:name="data"/>
      </text:user-field-decls>
      <text:h text:style-name="P22" text:outline-level="1">Esercizi di <text:span text:style-name="T2">informatica</text:span> assegnati il <text:span text:style-name="T5">09/01/2019</text:span></text:h>
      <text:h text:style-name="P20" text:outline-level="2">Documentazione</text:h>
      <text:p text:style-name="P5">Crea la documentazione e i manuali utente.</text:p>
      <text:h text:style-name="P19" text:outline-level="2">Lavoro atteso</text:h>
      <text:p text:style-name="P5">Manuale per programmatori e <text:s/>utenti.</text:p>
      <text:h text:style-name="P20" text:outline-level="2">Relazioni e documentazioni</text:h>
      <text:p text:style-name="P5">Creare una relazione con le informazioni utili a descrivere il lavoro fatto e le informazioni per gli altri utenti che devono utilizzare tale lavoro.</text:p>
      <text:h text:style-name="Heading_20_2" text:outline-level="2">Svolgimento</text:h>
      <text:p text:style-name="Text_20_body">Vedi relazione su altro foglio</text:p>
      <text:h text:style-name="Heading_20_2" text:outline-level="2">Fonti</text:h>
      <text:p text:style-name="P4">Appunti presi in classe</text:p>
      <text:p text:style-name="P3"><text:span text:style-name="T4">Questo documento: </text:span><text:span text:style-name="T4"><text:file-name text:display="name-and-extension">es_info_20190109_ss.fabrizi.odt</text:file-name></text:span></text:p>
      <text:p text:style-name="P3"><text:span text:style-name="T4">Percorso: </text:span><text:span text:style-name="T4"><text:file-name text:display="path">/home/dado/Scrivania/</text:file-name></text:span></text:p>
      <text:h text:style-name="P21" text:outline-level="2">Allegati</text:h>
      <text:p text:style-name="P5">Nessuno</text:p>
      <text:p text:style-name="P12">RELAZIONE INFORMATICA</text:p>
      <text:p text:style-name="P6">“Casa Discografica”</text:p>
      <text:p text:style-name="P7"/>
      <text:p text:style-name="P7"><text:span text:style-name="T10">GRUPPO:</text:span><text:span text:style-name="T6"> Herman Hausherr e Simone Fabrizi;</text:span></text:p>
      <text:p text:style-name="P7"><text:span text:style-name="T10">OGGETTO:</text:span><text:span text:style-name="T6"> Creare un manualre per i programmatori e un manuale per gli utenti;</text:span></text:p>
      <text:p text:style-name="P8"><text:span text:style-name="T10">MATERIALI UTILIZZATI:</text:span><text:span text:style-name="T6"> Pc, monitor, tastiera e mouse;</text:span></text:p>
      <text:p text:style-name="P8"><text:span text:style-name="T10">PROGRAMMI UTILIZZATI:</text:span><text:span text:style-name="T6"> Doxygen, Libreoffice e Mozilla;</text:span></text:p>
      <text:p text:style-name="P9">SVOLGIMENTO:</text:p>
      <text:list xml:id="list16185522" text:style-name="L1">
        <text:list-item>
          <text:p text:style-name="P13">Abbiamo analizzato la consegna evidenziando le parole chiave;</text:p>
        </text:list-item>
        <text:list-item>
          <text:p text:style-name="P13">Scaricato tutti i programmi necessari (doxygen);</text:p>
        </text:list-item>
        <text:list-item>
          <text:p text:style-name="P14">Guardato come funziona quest’ultimo programma in quanto nuovo; </text:p>
        </text:list-item>
        <text:list-item>
          <text:p text:style-name="P15">Fatto delle prove per capire il suo funzionamento;</text:p>
        </text:list-item>
      </text:list>
      <text:p text:style-name="P10">APPROFONDIMENTI:</text:p>
      <text:p text:style-name="P11"><text:span text:style-name="T8">Doxygen = </text:span><text:span text:style-name="T7">Doxygen è lo strumento standard di fatto per generare documentazione da sorgenti C ++ annotate, ma supporta anche altri linguaggi di programmazione popolari come C, Objective-C, C #, PHP, Java, Python, </text:span><text:span text:style-name="T9">ecc</text:span><text:span text:style-name="T7">.</text:span></text:p>
      <text:p text:style-name="P16">FUNZIONAMENTO DOXYGEN:</text:p>
      <text:list xml:id="list1177511559" text:style-name="L2">
        <text:list-item>
          <text:p text:style-name="P17">Scaricare il programma dal terminale (apt-get install doxygen);</text:p>
        </text:list-item>
        <text:list-item>
          <text:p text:style-name="P17">Creare una cartella di lavoro dove eseguire i comandi;</text:p>
        </text:list-item>
        <text:list-item>
          <text:p text:style-name="P17">Creare file di configurazione (doxygen -g Doxyfile);</text:p>
        </text:list-item>
        <text:list-item>
          <text:p text:style-name="P17">Modificare il file di configurazione in base alle proprie esigenze;</text:p>
        </text:list-item>
        <text:list-item>
          <text:p text:style-name="P17">Eseguire il file modificato (doxygen Doxyfile);</text:p>
        </text:list-item>
        <text:list-item>
          <text:p text:style-name="P17">Verrà creata una cartella html nella quale ci sarà il file da aprire (index.html);</text:p>
        </text:list-item>
        <text:list-item>
          <text:p text:style-name="P18">Nella cartella vanno messi i file desiderati, ad esempio Php e Markdown sicché il programma doxygen possa leggere il fil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it" fo:country="IT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it" fo:country="IT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785cm" style:type="right"/>
        </style:tab-stops>
      </style:paragraph-properties>
      <style:text-properties officeooo:paragraph-rsid="001b92f1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8.865cm" style:type="right"/>
        </style:tab-stops>
      </style:paragraph-properties>
    </style:style>
    <style:style style:name="MT1" style:family="text">
      <style:text-properties officeooo:rsid="0034b3be"/>
    </style:style>
    <style:style style:name="MT2" style:family="text">
      <style:text-properties officeooo:rsid="001c3b8f"/>
    </style:style>
    <style:style style:name="MT3" style:family="text">
      <style:text-properties officeooo:rsid="001eec2a"/>
    </style:style>
    <style:page-layout style:name="Mpm1">
      <style:page-layout-properties fo:page-width="21.001cm" fo:page-height="29.7cm" style:num-format="1" style:print-orientation="portrait" fo:margin-top="1.3cm" fo:margin-bottom="1.3cm" fo:margin-left="1.6cm" fo:margin-right="1.6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51pt solid #999999" fo:border-left="none" fo:border-right="none" fo:padding="0.049cm" style:shadow="#dddddd 0.176cm 0.176cm"/>
      </style:header-style>
      <style:footer-style>
        <style:header-footer-properties fo:min-height="0cm" fo:margin-left="0cm" fo:margin-right="0cm" fo:margin-top="0.499cm" fo:border-top="0.51pt solid #000080" fo:border-bottom="none" fo:border-left="none" fo:border-right="none" fo:padding="0.049cm" style:shadow="#dddddd -0.176cm -0.176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Hermann Hausherr</text:span><text:tab/><text:span text:style-name="MT2">5B IT</text:span><text:tab/><text:date style:data-style-name="N37" text:date-value="2019-01-16T12:07:25.394298853">16/01/19</text:date></text:p>
      </style:header>
      <style:footer>
        <text:p text:style-name="MP2"><text:chapter text:display="name" text:outline-level="1">Esercizi di informatica assegnati il 09/01/2019</text:chapter><text:s/><text:tab/><text:span text:style-name="MT3">(p</text:span>. <text:page-number text:select-page="current">2</text:page-number>/<text:page-count>2</text:page-count><text:span text:style-name="MT3">)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2-10-07T14:43:17</meta:creation-date>
    <meta:editing-cycles>22</meta:editing-cycles>
    <meta:editing-duration>PT2H18M25S</meta:editing-duration>
    <meta:initial-creator>Picchiottino </meta:initial-creator>
    <dc:date>2019-01-16T12:07:25.325116129</dc:date>
    <meta:document-statistic meta:table-count="0" meta:image-count="0" meta:object-count="0" meta:page-count="2" meta:paragraph-count="38" meta:word-count="268" meta:character-count="1832" meta:non-whitespace-character-count="1609"/>
  </office:meta>
</office:document-meta>
</file>